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, sans-serif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OpenSymbol" svg:font-family="OpenSymbol" style:font-charset="x-symbol"/>
    <style:font-face style:name="apple-system" svg:font-family="apple-system, BlinkMacSystemFont, 'Helvetica Neue', 'Apple SD Gothic Neo', 'Malgun Gothic', '맑은 고딕', 'Nanum Gothic', 'Noto Sans KR', 'Noto Sans CJK KR', arial, Dotum, Tahoma, Geneva, sans-serif"/>
  </office:font-face-decls>
  <office:automatic-styles>
    <style:style style:name="P1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212529" loext:opacity="100%" fo:letter-spacing="normal" fo:font-weight="bold" style:font-weight-asian="bold" style:font-weight-complex="bold"/>
    </style:style>
    <style:style style:name="P2" style:family="paragraph" style:parent-style-name="Heading_20_4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loext:opacity="100%" fo:font-size="10pt" fo:letter-spacing="normal" style:font-size-asian="10pt" style:font-size-complex="10pt"/>
    </style:style>
    <style:style style:name="P3" style:family="paragraph" style:parent-style-name="Heading_20_4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loext:opacity="100%" fo:font-size="10pt" fo:letter-spacing="normal" officeooo:paragraph-rsid="0011f4a6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0pt" officeooo:rsid="0011f4a6" officeooo:paragraph-rsid="0011f4a6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10pt" officeooo:rsid="0011f4a6" officeooo:paragraph-rsid="0011f4a6" style:font-size-asian="10pt" style:font-size-complex="10pt"/>
    </style:style>
    <style:style style:name="P6" style:family="paragraph" style:parent-style-name="Standard">
      <style:text-properties fo:font-size="10pt" officeooo:paragraph-rsid="0011f4a6" style:font-size-asian="10pt" style:font-size-complex="10pt"/>
    </style:style>
    <style:style style:name="P7" style:family="paragraph" style:parent-style-name="Standard">
      <style:text-properties fo:font-size="12pt" fo:font-weight="bold" officeooo:rsid="0011f4a6" officeooo:paragraph-rsid="0011f4a6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5pt" officeooo:rsid="0011f4a6" officeooo:paragraph-rsid="0011f4a6" style:font-size-asian="15pt" style:font-size-complex="15pt"/>
    </style:style>
    <style:style style:name="P9" style:family="paragraph" style:parent-style-name="Standard">
      <style:paragraph-properties fo:text-align="start" style:justify-single-word="false"/>
      <style:text-properties fo:font-size="15pt" officeooo:rsid="0011f4a6" officeooo:paragraph-rsid="0011f4a6" style:font-size-asian="15pt" style:font-size-complex="15pt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529" loext:opacity="100%" fo:font-size="10pt" fo:letter-spacing="normal" style:font-size-asian="10pt" style:font-size-complex="10pt"/>
    </style:style>
    <style:style style:name="P11" style:family="paragraph" style:parent-style-name="Text_20_body">
      <style:paragraph-properties fo:margin-left="0cm" fo:margin-right="0cm" fo:orphans="2" fo:widows="2" fo:text-indent="0cm" style:auto-text-indent="false" fo:break-before="page"/>
      <style:text-properties fo:font-variant="normal" fo:text-transform="none" fo:color="#212529" loext:opacity="100%" fo:font-size="12pt" fo:letter-spacing="normal" officeooo:rsid="0011f4a6" officeooo:paragraph-rsid="0011f4a6" style:font-size-asian="12pt" style:font-size-complex="12pt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529" loext:opacity="100%" fo:font-size="12pt" fo:letter-spacing="normal" fo:font-weight="bold" officeooo:rsid="0011f4a6" officeooo:paragraph-rsid="0011f4a6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529" loext:opacity="100%" fo:font-size="11.3999996185303pt" fo:letter-spacing="normal" fo:font-weight="normal" officeooo:rsid="0011f4a6" officeooo:paragraph-rsid="0011f4a6" style:font-size-asian="10pt" style:font-weight-asian="normal" style:font-size-complex="11.3999996185303pt" style:font-weight-complex="normal"/>
    </style:style>
    <style:style style:name="P14" style:family="paragraph" style:parent-style-name="Text_20_body">
      <style:text-properties fo:font-variant="normal" fo:text-transform="none" fo:color="#222222" loext:opacity="100%" fo:font-size="10pt" fo:letter-spacing="normal" officeooo:paragraph-rsid="0011f4a6" style:font-size-asian="10pt" style:font-size-complex="10pt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fo:font-size="10pt" fo:letter-spacing="normal" officeooo:paragraph-rsid="0011f4a6" style:font-size-asian="10pt" style:font-size-complex="10pt"/>
    </style:style>
    <style:style style:name="P1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fo:font-size="10pt" fo:letter-spacing="normal" fo:font-weight="normal" officeooo:paragraph-rsid="0011f4a6" fo:background-color="transparent" style:font-size-asian="10pt" style:font-weight-asian="normal" style:font-size-complex="10pt" style:font-weight-complex="normal"/>
    </style:style>
    <style:style style:name="P17" style:family="paragraph" style:parent-style-name="Text_20_body">
      <style:paragraph-properties fo:margin-left="0cm" fo:margin-right="0cm" fo:margin-top="0cm" fo:margin-bottom="0.741cm" style:contextual-spacing="false" style:line-height-at-least="0.741cm" fo:orphans="2" fo:widows="2" fo:text-indent="0cm" style:auto-text-indent="false" fo:padding="0cm" fo:border="none"/>
      <style:text-properties fo:font-variant="normal" fo:text-transform="none" fo:color="#000000" loext:opacity="100%" fo:font-size="10pt" fo:letter-spacing="normal" style:font-size-asian="10pt" style:font-size-complex="10pt"/>
    </style:style>
    <style:style style:name="P18" style:family="paragraph" style:parent-style-name="Text_20_body">
      <style:paragraph-properties fo:margin-left="0cm" fo:margin-right="0cm" fo:margin-top="0cm" fo:margin-bottom="0.741cm" style:contextual-spacing="false" style:line-height-at-least="0.741cm" fo:orphans="2" fo:widows="2" fo:text-indent="0cm" style:auto-text-indent="false" fo:padding="0cm" fo:border="none"/>
      <style:text-properties fo:font-variant="normal" fo:text-transform="none" fo:color="#000000" loext:opacity="100%" fo:font-size="10pt" fo:letter-spacing="normal" officeooo:paragraph-rsid="0011f4a6" style:font-size-asian="10pt" style:font-size-complex="10pt"/>
    </style:style>
    <style:style style:name="P19" style:family="paragraph" style:parent-style-name="Text_20_body">
      <style:text-properties fo:font-variant="normal" fo:text-transform="none" fo:color="#000000" loext:opacity="100%" fo:font-size="10pt" fo:letter-spacing="normal" fo:font-weight="normal" officeooo:paragraph-rsid="0011f4a6" fo:background-color="transparent" style:font-size-asian="10pt" style:font-weight-asian="normal" style:font-size-complex="10pt" style:font-weight-complex="normal"/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</style:style>
    <style:style style:name="P21" style:family="paragraph" style:parent-style-name="Text_20_body">
      <style:text-properties officeooo:paragraph-rsid="0011f4a6"/>
    </style:style>
    <style:style style:name="T1" style:family="text">
      <style:text-properties officeooo:rsid="0011f4a6"/>
    </style:style>
    <style:style style:name="T2" style:family="text">
      <style:text-properties fo:font-variant="normal" fo:text-transform="none" fo:color="#212529" loext:opacity="100%" style:font-name="apple-system" fo:letter-spacing="normal" fo:font-style="normal" fo:font-weight="normal"/>
    </style:style>
    <style:style style:name="T3" style:family="text">
      <style:text-properties fo:font-variant="normal" fo:text-transform="none" fo:color="#212529" loext:opacity="100%" style:font-name="apple-system" fo:letter-spacing="normal" fo:font-style="normal" fo:font-weight="normal" officeooo:rsid="0011f4a6"/>
    </style:style>
    <style:style style:name="T4" style:family="text">
      <style:text-properties fo:font-variant="normal" fo:text-transform="none" fo:color="#212529" loext:opacity="100%" style:font-name="apple-system" fo:font-size="10pt" fo:letter-spacing="normal" fo:font-style="normal" fo:font-weight="normal" style:font-size-asian="10pt" style:font-size-complex="10pt"/>
    </style:style>
    <style:style style:name="T5" style:family="text">
      <style:text-properties fo:font-variant="normal" fo:text-transform="none" fo:color="#212529" loext:opacity="100%" style:font-name="apple-system" fo:font-size="12pt" fo:letter-spacing="normal" fo:font-style="normal" officeooo:rsid="0011f4a6" style:font-size-asian="12pt" style:font-size-complex="12pt"/>
    </style:style>
    <style:style style:name="T6" style:family="text">
      <style:text-properties fo:font-variant="normal" fo:text-transform="none" fo:color="#212529" loext:opacity="100%" fo:letter-spacing="normal" style:font-name-asian="apple-system" style:font-style-asian="normal" style:font-weight-asian="normal"/>
    </style:style>
    <style:style style:name="T7" style:family="text">
      <style:text-properties fo:font-variant="normal" fo:text-transform="none" fo:color="#212529" loext:opacity="100%" fo:letter-spacing="normal" officeooo:rsid="0011f4a6" style:font-name-asian="apple-system" style:font-style-asian="normal" style:font-weight-asian="normal"/>
    </style:style>
    <style:style style:name="T8" style:family="text">
      <style:text-properties style:font-name="apple-system" fo:font-style="normal" fo:font-weight="normal"/>
    </style:style>
    <style:style style:name="T9" style:family="text">
      <style:text-properties style:font-name="apple-system" fo:font-style="normal" fo:font-weight="normal" officeooo:rsid="0011f4a6" style:font-weight-asian="bold" style:font-weight-complex="bold"/>
    </style:style>
    <style:style style:name="T10" style:family="text">
      <style:text-properties style:font-name="apple-system" fo:font-style="normal" fo:font-weight="normal" officeooo:rsid="0011f4a6" style:font-weight-asian="normal" style:font-weight-complex="normal"/>
    </style:style>
    <style:style style:name="T11" style:family="text">
      <style:text-properties style:font-name="apple-system" fo:font-style="normal" fo:font-weight="bold" officeooo:rsid="0011f4a6" style:font-name-asian="apple-system" style:font-style-asian="normal" style:font-weight-asian="normal" style:font-weight-complex="bold"/>
    </style:style>
    <style:style style:name="T12" style:family="text">
      <style:text-properties style:font-name="apple-system" fo:font-style="normal" fo:font-weight="bold" officeooo:rsid="0011f4a6" style:font-weight-asian="bold" style:font-weight-complex="bold"/>
    </style:style>
    <style:style style:name="T13" style:family="text">
      <style:text-properties style:font-name="apple-system" fo:font-style="normal" officeooo:rsid="0011f4a6" style:font-name-asian="Noto Sans" style:font-style-asian="normal"/>
    </style:style>
    <style:style style:name="T14" style:family="text">
      <style:text-properties style:font-name="apple-system" fo:font-size="12pt" fo:font-style="normal" officeooo:rsid="0011f4a6" style:font-size-asian="12pt" style:font-size-complex="12pt"/>
    </style:style>
    <style:style style:name="T15" style:family="text">
      <style:text-properties style:font-name="apple-system" fo:font-size="12pt" fo:font-style="normal" officeooo:rsid="0011f4a6" style:font-name-asian="apple-system" style:font-size-asian="12pt" style:font-style-asian="normal" style:font-size-complex="12pt"/>
    </style:style>
    <style:style style:name="T16" style:family="text">
      <style:text-properties fo:font-weight="normal" fo:background-color="transparent" loext:char-shading-value="0" style:font-name-asian="Noto Sans" style:font-style-asian="normal" style:font-weight-asian="normal" style:font-weight-complex="normal"/>
    </style:style>
    <style:style style:name="T17" style:family="text">
      <style:text-properties style:font-name-asian="apple-system" style:font-style-asian="normal" style:font-weight-asian="normal"/>
    </style:style>
    <style:style style:name="T18" style:family="text">
      <style:text-properties fo:font-size="12pt" fo:font-weight="bold" officeooo:rsid="0011f4a6" style:font-size-asian="12pt" style:font-weight-asian="bold" style:font-size-complex="12pt" style:font-weight-complex="bold"/>
    </style:style>
    <style:style style:name="T19" style:family="text">
      <style:text-properties fo:font-weight="bold" officeooo:rsid="0011f4a6" style:font-name-asian="Noto Sans" style:font-style-asian="normal" style:font-weight-asian="normal" style:font-weight-complex="bold"/>
    </style:style>
    <style:style style:name="T20" style:family="text">
      <style:text-properties style:font-name="Noto Sans" fo:font-style="normal"/>
    </style:style>
    <style:style style:name="T21" style:family="text">
      <style:text-properties style:font-name="Noto Sans" fo:font-style="normal" fo:font-weight="normal"/>
    </style:style>
    <style:style style:name="T22" style:family="text">
      <style:text-properties style:font-name="Noto Sans" fo:font-style="normal" fo:font-weight="normal" officeooo:rsid="0011f4a6" style:font-name-asian="apple-system" style:font-style-asian="normal" style:font-weight-asian="normal" style:font-weight-complex="bold"/>
    </style:style>
    <style:style style:name="T23" style:family="text">
      <style:text-properties style:font-name="Noto Sans" fo:font-style="normal" fo:font-weight="normal" fo:background-color="transparent" loext:char-shading-value="0" style:font-weight-asian="normal" style:font-weight-complex="normal"/>
    </style:style>
    <style:style style:name="T24" style:family="text">
      <style:text-properties style:font-name="Noto Sans" fo:font-style="normal" fo:font-weight="bold"/>
    </style:style>
    <style:style style:name="T25" style:family="text">
      <style:text-properties style:font-name="Noto Sans" fo:font-style="normal" officeooo:rsid="0011f4a6"/>
    </style:style>
    <style:style style:name="T26" style:family="text">
      <style:text-properties style:font-name="Noto Sans" fo:font-style="normal" officeooo:rsid="0011f4a6" style:font-name-asian="Noto Sans" style:font-style-asian="normal"/>
    </style:style>
    <style:style style:name="T27" style:family="text">
      <style:text-properties style:font-name-asian="Noto Sans" style:font-style-asian="normal"/>
    </style:style>
    <style:style style:name="T28" style:family="text">
      <style:text-properties style:font-name-asian="Noto Sans" style:font-style-asian="normal" style:font-weight-asian="normal"/>
    </style:style>
    <style:style style:name="T29" style:family="text">
      <style:text-properties style:font-name-asian="Noto Sans" style:font-style-asian="normal" style:font-weight-asian="bold"/>
    </style:style>
    <style:style style:name="T30" style:family="text">
      <style:text-properties fo:color="#666666" loext:opacity="100%" style:font-name="Noto Sans" fo:font-style="normal" fo:font-weight="normal" style:font-size-asian="10pt" style:font-size-complex="10pt"/>
    </style:style>
    <style:style style:name="T31" style:family="text">
      <style:text-properties fo:color="#000000" loext:opacity="100%" style:font-name="Noto Sans" fo:font-size="10pt" fo:font-style="normal" fo:font-weight="bold" style:font-size-asian="10pt" style:font-size-complex="10pt"/>
    </style:style>
    <style:style style:name="T32" style:family="text">
      <style:text-properties fo:color="#000000" loext:opacity="100%" fo:font-size="10pt" style:font-name-asian="Noto Sans" style:font-size-asian="10pt" style:font-style-asian="normal" style:font-weight-asian="bold" style:font-size-complex="10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GitHub에 대하여</text:p>
      <text:p text:style-name="P4"/>
      <text:p text:style-name="P5"/>
      <text:p text:style-name="P9">Git Hub <text:s/>주소 : https://github.com/junhyung001</text:p>
      <text:p text:style-name="P5"/>
      <text:p text:style-name="P7">Git이란?</text:p>
      <text:p text:style-name="P6"><text:span text:style-name="T2"/></text:p>
      <text:p text:style-name="P19">1<text:span text:style-name="T20">. 2005</text:span><text:span text:style-name="T27">년</text:span><text:span text:style-name="T20">, </text:span><text:span text:style-name="T27">리누스 토르발스</text:span><text:span text:style-name="T20">(Linus Torvalds)</text:span><text:span text:style-name="T27">는 깃</text:span><text:span text:style-name="T20">(Git)</text:span><text:span text:style-name="T27">을 처음 세상에 소개하면서 </text:span><text:span text:style-name="T20">'</text:span><text:span text:style-name="T27">깃은 지옥에서 온 관리자</text:span><text:span text:style-name="T20">'</text:span><text:span text:style-name="T27">라 말하였다</text:span><text:span text:style-name="T20">. </text:span><text:span text:style-name="T27">그가 말한 </text:span><text:span text:style-name="T20">'</text:span><text:span text:style-name="T27">지옥은</text:span><text:span text:style-name="T20">' </text:span><text:span text:style-name="T27">어디였을까</text:span><text:span text:style-name="T20">? 26</text:span><text:span text:style-name="T27">년 동안 </text:span><text:span text:style-name="T20">1</text:span><text:span text:style-name="T27">만 명이 넘는 소프트웨어 엔지니어들이 오픈 소스 방식으로 </text:span><text:span text:style-name="T20">2</text:span><text:span text:style-name="T27">천만 줄이 넘는 컴퓨터 소스코드를 작성했다면 바로 그것이 지옥이 아니었을까</text:span><text:span text:style-name="T20">? </text:span><text:span text:style-name="T27">이러한 지옥에서 태어난 소프트웨어가 바로 리눅스</text:span><text:span text:style-name="T20">(linux) </text:span><text:span text:style-name="T27">운영체제이다</text:span><text:span text:style-name="T20">.</text:span></text:p>
      <text:p text:style-name="P19"><text:span text:style-name="T20">2. </text:span><text:span text:style-name="T27">지옥같은 작업환경에서 벗어나기 위해 만든 시스템이 바로 깃입니다</text:span><text:span text:style-name="T20">. </text:span><text:span text:style-name="T27">리눅스를 만드는 개발자들은 깃을 통해 리눅스의 수 많은 소스코드를 효율적으로 관리하기 시작하였습니다</text:span><text:span text:style-name="T20">. </text:span><text:span text:style-name="T27">오늘날에는 리눅스 뿐만 아니라 수많은 소프트웨어의 소스코드가 깃을 통하여 관리되고 있습니다</text:span><text:span text:style-name="T20">. </text:span><text:span text:style-name="T27">즉</text:span><text:span text:style-name="T20">, </text:span><text:span text:style-name="T27">깃은 소스코드 관리를 위한 분산버전 관리 시스템입니다</text:span><text:span text:style-name="T20">.</text:span></text:p>
      <text:p text:style-name="P19"><text:span text:style-name="T20">3. </text:span><text:span text:style-name="T27">깃이 제공하는 핵심기능 </text:span><text:span text:style-name="T20">: </text:span><text:span text:style-name="T27">버전관리</text:span><text:span text:style-name="T20">(Version Control), </text:span><text:span text:style-name="T27">백업</text:span><text:span text:style-name="T20">(Backup), </text:span><text:span text:style-name="T27">협업</text:span><text:span text:style-name="T20">(Collaboration)</text:span></text:p>
      <text:p text:style-name="P6">4. <text:span text:style-name="T3">Git</text:span><text:span text:style-name="T7">은 형상 관리 도구 중 하나로</text:span><text:span text:style-name="T3">, </text:span><text:span text:style-name="T7">컴퓨터 파일의 변경사항을 추적하고 여러 명의 사용자들 간에 해당 파일들의 작업을 조율하기 위한 분산 버전 관리 시스템이다</text:span><text:span text:style-name="T3">.</text:span></text:p>
      <text:p text:style-name="P6"><text:span text:style-name="T3"/></text:p>
      <text:p text:style-name="P6"><text:span text:style-name="T1">5. </text:span><text:span text:style-name="T2">Git</text:span><text:span text:style-name="T6">은 소프트웨어 개발에서 소스 코드를 효과적으로 관리할 수 있도록 하는 무료</text:span><text:span text:style-name="T2">, </text:span><text:span text:style-name="T6">공개 소프트웨어입니다</text:span><text:span text:style-name="T2">.</text:span></text:p>
      <text:p text:style-name="P6">6. <text:span text:style-name="T2">Git</text:span><text:span text:style-name="T6">은 프로젝트 폴더 내에서 작업을 기록하고</text:span><text:span text:style-name="T2">, </text:span><text:span text:style-name="T6">버전 관리를 통해 체계적인 개발이 가능하도록 합니다</text:span><text:span text:style-name="T2">.</text:span></text:p>
      <text:p text:style-name="P21"><text:line-break/><text:span text:style-name="T18">Git의 장점</text:span></text:p>
      <text:p text:style-name="P14"><text:span text:style-name="T19">빠른속도</text:span><text:span text:style-name="T22">, </text:span><text:span text:style-name="T19">단순한 구조</text:span><text:span text:style-name="T22">, </text:span><text:span text:style-name="T19">비 선형적인 개발</text:span><text:span text:style-name="T22">, </text:span><text:span text:style-name="T19">완벽한 분산</text:span><text:span text:style-name="T22">, </text:span><text:span text:style-name="T19">대형 프로젝트에도 유용</text:span></text:p>
      <text:p text:style-name="P10"><text:span text:style-name="T17">소스코드를 따로 주고 받을 필요 없이</text:span><text:span text:style-name="T8">, git</text:span><text:span text:style-name="T17">을 사용하면 하나의 프로젝트</text:span><text:span text:style-name="T8">, </text:span><text:span text:style-name="T17">같은 파일을 여러 사람이 동시에 작업하는 병렬 개발이 가능하다는 것입니다</text:span><text:span text:style-name="T8">!</text:span></text:p>
      <text:p text:style-name="P20"><text:span text:style-name="T4"/></text:p>
      <text:h text:style-name="P1" text:outline-level="3"><text:bookmark text:name="github란-1"/><text:span text:style-name="T14">Github</text:span><text:span text:style-name="T15">란</text:span><text:span text:style-name="T14">?</text:span></text:h>
      <text:p text:style-name="P16"><text:span text:style-name="T25">1. </text:span><text:span text:style-name="T13">깃허브는 소프트웨어 개발 프로젝트를 위한 소스코드 관리서비스</text:span><text:span text:style-name="T25">(</text:span><text:span text:style-name="T13">원격 저장소</text:span><text:span text:style-name="T25">) </text:span><text:span text:style-name="T13">입니다</text:span><text:span text:style-name="T25">. </text:span><text:span text:style-name="T13">소스코드 열람 및 간단한 버그정리</text:span><text:span text:style-name="T25">, </text:span><text:span text:style-name="T13">버전관리 그리고 </text:span><text:span text:style-name="T25">sns</text:span><text:span text:style-name="T13">기능도 있는 호스팅 플랫폼 서비스입니다</text:span><text:span text:style-name="T25">. </text:span><text:span text:style-name="T13">그래서 함께 개발한 소스코드를 공유할때 또는 상대로부터 받은 코드를 수정할때 굉장히 유용하게 쓰입니다</text:span><text:span text:style-name="T26">.</text:span></text:p>
      <text:p text:style-name="P15"><text:span text:style-name="T23">2. </text:span><text:span text:style-name="T16">깃허브는 깃을 웹에서 보다 편하게 쓸 수 있도록 만든 도구입니다</text:span><text:span text:style-name="T23">. </text:span><text:span text:style-name="T16">즉</text:span><text:span text:style-name="T23">, </text:span><text:span text:style-name="T16">깃을 활용해서 짠 코드를 공유할 수 있는 공간이라 생각하면 됩니다</text:span><text:span text:style-name="T23">. </text:span><text:span text:style-name="T16">예를 들어 깃에서는 명령어를 하나하나 입력해야 하지만</text:span><text:span text:style-name="T23">, </text:span><text:span text:style-name="T16">깃허브는 웹그래픽 기반의 도구이기 때문어 서비스를 더 직관적으로 이해할 수 있습니다</text:span><text:span text:style-name="T23">.</text:span></text:p>
      <text:p text:style-name="P10"><text:span text:style-name="T10">3. </text:span><text:span text:style-name="T11">깃허브</text:span><text:span text:style-name="T9">(Github)</text:span><text:span text:style-name="T11">는 분산 버전 관리 툴인 깃</text:span><text:span text:style-name="T9">(Git)</text:span><text:span text:style-name="T11">를 사용하는 프로젝트를 지원하는 웹호스팅 서비스이다</text:span><text:span text:style-name="T9">.</text:span></text:p>
      <text:p text:style-name="P10"><text:span text:style-name="T10">4.</text:span><text:span text:style-name="T12"> </text:span><text:span text:style-name="T9">github</text:span><text:span text:style-name="T11">는 버전 관리와 협업을 위한 코드 웹 호스팅 플랫폼으로</text:span><text:span text:style-name="T9">, </text:span><text:span text:style-name="T11">언제</text:span><text:span text:style-name="T9">, </text:span><text:span text:style-name="T11">어디서나 협업 프로젝트를 쉽게 진행할 수 있도록 돕는 역할을 합니다</text:span><text:span text:style-name="T9">!</text:span></text:p>
      <text:p text:style-name="P10"><text:span text:style-name="T9"/></text:p>
      <text:p text:style-name="P11">GitHub가 유용한점<text:span text:style-name="T30"><text:line-break/></text:span><text:span text:style-name="T32">원격 저장소에서 깃을 사용할 수 있습니다</text:span><text:span text:style-name="T31">.</text:span></text:p>
      <text:p text:style-name="P18"><text:span text:style-name="T21">- </text:span><text:span text:style-name="T28">지역 저장소를 만들지 않아도 </text:span><text:span text:style-name="T29">깃허브에 원격 저장소를 만들어 사용</text:span><text:span text:style-name="T28"> 할 수도 있고</text:span><text:span text:style-name="T21">, </text:span><text:span text:style-name="T28">지역 저장소가 있다면 원격 저장소와 연결해서 사용 할 수도 있습니다</text:span><text:span text:style-name="T21">.</text:span></text:p>
      <text:h text:style-name="P3" text:outline-level="4">지역 저장소를 백업 할 수 있습니다.<text:span text:style-name="T24">.</text:span></text:h>
      <text:p text:style-name="P17"><text:span text:style-name="T21">- </text:span><text:span text:style-name="T28">깃허브에 </text:span><text:span text:style-name="T29">원격 저장소를 만들고 사용자 컴퓨터의 지역 조장소를 연결한 후 동기화</text:span><text:span text:style-name="T28">를 하면 지역 </text:span><text:span text:style-name="T29">저장소를 인터넷상에 백 업 <text:s/></text:span><text:span text:style-name="T28">할 수 있습니다</text:span><text:span text:style-name="T21">. </text:span><text:span text:style-name="T28">깃허브에 백업하면 원격 저장소에 손쉽게 커밋할 수 있습니다</text:span><text:span text:style-name="T21">.</text:span></text:p>
      <text:h text:style-name="P2" text:outline-level="4"><text:span text:style-name="T29">협업 프로젝트에서 사용할 수 있습니다</text:span><text:span text:style-name="T24">.</text:span></text:h>
      <text:p text:style-name="P17"><text:span text:style-name="T21">- </text:span><text:span text:style-name="T29">팀 프로젝트를 진행할 때도 이젠 깃허브가 기본 저장소</text:span><text:span text:style-name="T28">가 됩니다</text:span><text:span text:style-name="T21">. </text:span><text:span text:style-name="T28">인터넷만 가능하면 누구나 쉽게 접근할 수 있고</text:span><text:span text:style-name="T21">, </text:span><text:span text:style-name="T28">깃과 깃허브에서 여러 가지 협업 도구를 제공하기 때문에 깃허브를 사용하면 여러 명의 팀원이 하나의 프로젝트를 진행하기 쉽습니다</text:span><text:span text:style-name="T21">.</text:span></text:p>
      <text:h text:style-name="P2" text:outline-level="4"><text:span text:style-name="T29">자신의 개발 이력을 남길 수 있습니다</text:span><text:span text:style-name="T24">.</text:span></text:h>
      <text:p text:style-name="P17"><text:span text:style-name="T21">- </text:span><text:span text:style-name="T28">깃허브에서 소스를 수정하고 오픈 소스에 참여해서 하는 일들은 </text:span><text:span text:style-name="T29">사용자 초기 화면에 날짜별로 모두 기록에 남습니다</text:span><text:span text:style-name="T24">.</text:span><text:span text:style-name="T21"> </text:span><text:span text:style-name="T28">지원자가 어떤 주제에 관심이 많은지</text:span><text:span text:style-name="T21">, </text:span><text:span text:style-name="T28">어떤 것들을 개발했는지</text:span><text:span text:style-name="T21">, </text:span><text:span text:style-name="T28">그리고 무엇을 개발 중인지 한눈에 확인할 수 있기 때문에 깃허브는 개발자가 자신의 개발 이력을 관리하기 좋은 플랫폼입니다</text:span><text:span text:style-name="T21">.</text:span></text:p>
      <text:h text:style-name="P2" text:outline-level="4"><text:span text:style-name="T29">다른 사람의 소스를 살펴볼 수 있고</text:span><text:span text:style-name="T24">, </text:span><text:span text:style-name="T29">오픈 소스에 참여할 수도 있습니다</text:span><text:span text:style-name="T24">.</text:span></text:h>
      <text:p text:style-name="P17"><text:span text:style-name="T21">- </text:span><text:span text:style-name="T28">개발자로서 실력을 높이는 방법 중 하나가 다른 사람의 소스를 읽어보고 분석하면서 나름대로 소스를 수정하고 작성해 보는 것입니다</text:span><text:span text:style-name="T21">. </text:span><text:span text:style-name="T28">깃허브는 </text:span><text:span text:style-name="T29">전세계 개발자들이 공개해 놓은 소스</text:span><text:span text:style-name="T28">들이 많습니다</text:span><text:span text:style-name="T21">. </text:span><text:span text:style-name="T28">이런 오픈소스를 살펴보고 참여할 수 있는것도 깃허브에 커다란 매력입니다</text:span><text:span text:style-name="T21">.</text:span></text:p>
      <text:p text:style-name="P12">GitHub 간단 사용법</text:p>
      <text:p text:style-name="P12"/>
      <text:p text:style-name="P13">git add * → git 인덱스에 추가</text:p>
      <text:p text:style-name="P13">git commit → 변경 결과를 로컬 저장소에 커밋</text:p>
      <text:p text:style-name="P13">git push → 로컬 저장소를 밀어 원격 저장소에 반영</text:p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, sans-serif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OpenSymbol" svg:font-family="OpenSymbol" style:font-charset="x-symbol"/>
    <style:font-face style:name="apple-system" svg:font-family="apple-system, BlinkMacSystemFont, 'Helvetica Neue', 'Apple SD Gothic Neo', 'Malgun Gothic', '맑은 고딕', 'Nanum Gothic', 'Noto Sans KR', 'Noto Sans CJK KR', arial, Dotum, Tahoma, Genev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KR1" style:font-family-asian="'Noto Serif CJK KR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KR1" style:font-family-asian="'Noto Serif CJK KR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23:23:29.374697224</meta:creation-date>
    <dc:date>2023-05-31T00:20:22.785835166</dc:date>
    <meta:editing-duration>PT1M23S</meta:editing-duration>
    <meta:editing-cycles>1</meta:editing-cycles>
    <meta:document-statistic meta:table-count="0" meta:image-count="0" meta:object-count="0" meta:page-count="2" meta:paragraph-count="31" meta:word-count="1577" meta:character-count="2245" meta:non-whitespace-character-count="1753"/>
    <meta:generator>LibreOffice/7.5.3.2$Linux_X86_64 LibreOffice_project/50$Build-2</meta:generator>
  </office:meta>
</office:document-meta>
</file>